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aa5" officeooo:paragraph-rsid="001cea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dmi_force_hotplug=1</text:p>
      <text:p text:style-name="P1"><text:s/></text:p>
      <text:p text:style-name="P1"># uncomment to force a specific HDMI mode (here we are forcing 800x480!)</text:p>
      <text:p text:style-name="P1">hdmi_group=2</text:p>
      <text:p text:style-name="P1">hdmi_mode=1</text:p>
      <text:p text:style-name="P1">hdmi_mode=87</text:p>
      <text:p text:style-name="P1">hdmi_cvt=800 480 60 6 0 0 0</text:p>
      <text:p text:style-name="P1"><text:s/></text:p>
      <text:p text:style-name="P1">max_usb_current=1</text:p>
      <text:p text:style-name="P1"/>
      <text:p text:style-name="P1"/>
      <text:p text:style-name="P1"/>
      <text:p text:style-name="P1"># For more options and information see</text:p>
      <text:p text:style-name="P1"># http://www.raspberrypi.org/documentation/configuration/config-txt.md</text:p>
      <text:p text:style-name="P1"># Some settings may impact device functionality. See link above for details</text:p>
      <text:p text:style-name="P1"/>
      <text:p text:style-name="P1"># uncomment if you get no picture on HDMI for a default "safe" mode</text:p>
      <text:p text:style-name="P1">#hdmi_safe=1</text:p>
      <text:p text:style-name="P1"/>
      <text:p text:style-name="P1"># uncomment this if your display has a black border of unused pixels visible</text:p>
      <text:p text:style-name="P1"># and your display can output without overscan</text:p>
      <text:p text:style-name="P1">#disable_overscan=1</text:p>
      <text:p text:style-name="P1"/>
      <text:p text:style-name="P1"># uncomment the following to adjust overscan. Use positive numbers if console</text:p>
      <text:p text:style-name="P1"># goes off screen, and negative if there is too much border</text:p>
      <text:p text:style-name="P1">#overscan_left=16</text:p>
      <text:p text:style-name="P1">#overscan_right=16</text:p>
      <text:p text:style-name="P1">#overscan_top=16</text:p>
      <text:p text:style-name="P1">#overscan_bottom=16</text:p>
      <text:p text:style-name="P1"/>
      <text:p text:style-name="P1"># uncomment to force a console size. By default it will be display's size minus</text:p>
      <text:p text:style-name="P1"># overscan.</text:p>
      <text:p text:style-name="P1">#framebuffer_width=1280</text:p>
      <text:p text:style-name="P1">#framebuffer_height=720</text:p>
      <text:p text:style-name="P1"/>
      <text:p text:style-name="P1"># uncomment if hdmi display is not detected and composite is being output</text:p>
      <text:p text:style-name="P1">#hdmi_force_hotplug=1</text:p>
      <text:p text:style-name="P1"/>
      <text:p text:style-name="P1"># uncomment to force a specific HDMI mode (this will force VGA)</text:p>
      <text:p text:style-name="P1">#hdmi_group=1</text:p>
      <text:p text:style-name="P1">#hdmi_mode=1</text:p>
      <text:p text:style-name="P1"/>
      <text:p text:style-name="P1"># uncomment to force a HDMI mode rather than DVI. This can make audio work in</text:p>
      <text:p text:style-name="P1"># DMT (computer monitor) modes</text:p>
      <text:p text:style-name="P1">#hdmi_drive=2</text:p>
      <text:p text:style-name="P1"/>
      <text:p text:style-name="P1"># uncomment to increase signal to HDMI, if you have interference, blanking, or</text:p>
      <text:p text:style-name="P1"># no display</text:p>
      <text:p text:style-name="P1">#config_hdmi_boost=4</text:p>
      <text:p text:style-name="P1"/>
      <text:p text:style-name="P1"># uncomment for composite PAL</text:p>
      <text:p text:style-name="P1">#sdtv_mode=2</text:p>
      <text:p text:style-name="P1"><text:soft-page-break/></text:p>
      <text:p text:style-name="P1">#uncomment to overclock the arm. 700 MHz is the default.</text:p>
      <text:p text:style-name="P1">#arm_freq=800</text:p>
      <text:p text:style-name="P1"/>
      <text:p text:style-name="P1"># Uncomment some or all of these to enable the optional hardware interfaces</text:p>
      <text:p text:style-name="P1">#dtparam=i2c_arm=on</text:p>
      <text:p text:style-name="P1">#dtparam=i2s=on</text:p>
      <text:p text:style-name="P1">dtparam=spi=on</text:p>
      <text:p text:style-name="P1"/>
      <text:p text:style-name="P1"># Uncomment this to enable the lirc-rpi module</text:p>
      <text:p text:style-name="P1">#dtoverlay=lirc-rpi</text:p>
      <text:p text:style-name="P1"/>
      <text:p text:style-name="P1"># Additional overlays and parameters are documented /boot/overlays/README</text:p>
      <text:p text:style-name="P1"/>
      <text:p text:style-name="P1"># Enable audio (loads snd_bcm2835)</text:p>
      <text:p text:style-name="P1">dtparam=audio=on</text:p>
      <text:p text:style-name="P1">start_x=1</text:p>
      <text:p text:style-name="P1">gpu_mem=128</text:p>
      <text:p text:style-name="P1">enable_uart=1</text:p>
      <text:p text:style-name="P1">dtoverlay=w1-gp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9:47:53.068306913</meta:creation-date>
    <dc:date>2016-09-07T15:13:54.043864628</dc:date>
    <meta:editing-duration>PT4H1M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258" meta:character-count="1801" meta:non-whitespace-character-count="1594"/>
  </office:meta>
</office:document-meta>
</file>